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900000358D786BF5333C882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17.988cm" draw:z-index="0"><draw:image xlink:href="Pictures/100000000000032900000358D786BF5333C882B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2:05:06.991000000</meta:creation-date>
    <dc:date>2018-10-06T12:05:38.466000000</dc:date>
    <meta:editing-duration>PT31S</meta:editing-duration>
    <meta:editing-cycles>2</meta:editing-cycles>
    <meta:generator>LibreOffice/5.3.2.2$Windows_x86 LibreOffice_project/6cd4f1ef626f15116896b1d8e1398b56da0d0ee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